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Page.PDFPage( PDFResources resources , PDFStream contents , int pageWidth , int pageHeight , int pag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Page.setContents( PDFStream cont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Page.setMediaBox( Rectangle2D 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ge.getPag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ge.setTransition( int dur , TransitionDictionary 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Page.setSimplePageSize(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Page.setBleedBox( Rectangle2D 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ge.setTrimBox( Rectangle2D 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ge.setParent( PDFPages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ge.PDFPage( PDFResources resources , int pageWidth , int pageHeight , int pag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ge.toPDFArray( Rectangle2D 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